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CC46FFF5C1D46F9674.png" manifest:media-type="image/png"/>
  <manifest:file-entry manifest:full-path="Pictures/10000201000002AC000002ACAC4A247C518BE695.png" manifest:media-type="image/png"/>
  <manifest:file-entry manifest:full-path="Pictures/1000029D000046A9000046A9141DB2A579D05814.svg" manifest:media-type="image/svg+xml"/>
  <manifest:file-entry manifest:full-path="Pictures/10000201000002000000020022D15F5DF8767C5F.png" manifest:media-type="image/png"/>
  <manifest:file-entry manifest:full-path="Pictures/100004D8000034EB000034EB9F0DE7C6678EB23E.svg" manifest:media-type="image/svg+xml"/>
  <manifest:file-entry manifest:full-path="Pictures/1000020100000200000002000DDB78D094159CB1.png" manifest:media-type="image/png"/>
  <manifest:file-entry manifest:full-path="Pictures/1000038600002F8B00002F8B3A9227B8564B3DBE.svg" manifest:media-type="image/svg+xml"/>
  <manifest:file-entry manifest:full-path="Pictures/100006CA000034EB000034EB9EA4B7E07A6B27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ve Ya Like A Sister" svg:font-family="'Love Ya Like A Sis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93cm"/>
      <style:paragraph-properties style:writing-mode="lr-tb"/>
    </style:style>
    <style:style style:name="gr3" style:family="graphic" style:parent-style-name="standard">
      <style:graphic-properties draw:stroke="solid" svg:stroke-width="0.176cm" svg:stroke-color="#000000" draw:marker-start-width="0.463cm" draw:marker-end-width="0.463cm" draw:fill="none" draw:textarea-horizontal-align="justify" draw:textarea-vertical-align="middle" draw:auto-grow-height="false" fo:min-height="3.458cm" fo:min-width="3.208cm" fo:padding-top="0.212cm" fo:padding-bottom="0.212cm" fo:padding-left="0.337cm" fo:padding-right="0.3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ove Ya Like A Sister"/>
    </style:style>
    <style:style style:name="P3" style:family="paragraph">
      <loext:graphic-properties draw:fill="none" draw:fill-color="#ffffff"/>
      <style:paragraph-properties style:writing-mode="lr-tb"/>
      <style:text-properties style:font-name="Love Ya Like A Sister" fo:font-size="48pt" style:font-size-asian="48pt" style:font-size-complex="48pt"/>
    </style:style>
    <style:style style:name="T1" style:family="text">
      <style:text-properties style:font-name="Love Ya Like A Sister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cm" svg:height="4.004cm" svg:x="9.8cm" svg:y="2.4cm">
          <draw:image xlink:href="Pictures/100006CA000034EB000034EB9EA4B7E07A6B2749.svg" xlink:type="simple" xlink:show="embed" xlink:actuate="onLoad" loext:mime-type="image/svg+xml">
            <text:p/>
          </draw:image>
          <draw:image xlink:href="Pictures/1000020100000200000002000DDB78D094159CB1.png" xlink:type="simple" xlink:show="embed" xlink:actuate="onLoad" loext:mime-type="image/png"/>
        </draw:frame>
        <draw:frame draw:style-name="gr1" draw:text-style-name="P1" draw:layer="layout" svg:width="3.9cm" svg:height="3.9cm" svg:x="0.5cm" svg:y="2.4cm">
          <draw:image xlink:href="Pictures/100004D8000034EB000034EB9F0DE7C6678EB23E.svg" xlink:type="simple" xlink:show="embed" xlink:actuate="onLoad" loext:mime-type="image/svg+xml">
            <text:p/>
          </draw:image>
          <draw:image xlink:href="Pictures/10000201000002000000020022D15F5DF8767C5F.png" xlink:type="simple" xlink:show="embed" xlink:actuate="onLoad" loext:mime-type="image/png"/>
        </draw:frame>
        <draw:frame draw:style-name="gr1" draw:text-style-name="P1" draw:layer="layout" svg:width="3.9cm" svg:height="3.9cm" svg:x="5.1cm" svg:y="2.4cm">
          <draw:image xlink:href="Pictures/1000029D000046A9000046A9141DB2A579D05814.svg" xlink:type="simple" xlink:show="embed" xlink:actuate="onLoad" loext:mime-type="image/svg+xml">
            <text:p/>
          </draw:image>
          <draw:image xlink:href="Pictures/10000201000002AC000002ACAC4A247C518BE695.png" xlink:type="simple" xlink:show="embed" xlink:actuate="onLoad" loext:mime-type="image/png"/>
        </draw:frame>
        <draw:frame draw:style-name="gr1" draw:text-style-name="P1" draw:layer="layout" svg:width="4.3cm" svg:height="4.3cm" svg:x="14.3cm" svg:y="2.2cm">
          <draw:image xlink:href="Pictures/1000038600002F8B00002F8B3A9227B8564B3DBE.svg" xlink:type="simple" xlink:show="embed" xlink:actuate="onLoad" loext:mime-type="image/svg+xml">
            <text:p/>
          </draw:image>
          <draw:image xlink:href="Pictures/10000201000001CC000001CC46FFF5C1D46F9674.png" xlink:type="simple" xlink:show="embed" xlink:actuate="onLoad" loext:mime-type="image/png"/>
        </draw:frame>
        <draw:frame draw:style-name="gr2" draw:text-style-name="P3" draw:layer="layout" svg:width="7.747cm" svg:height="3.185cm" svg:x="0.773cm" svg:y="-0.508cm">
          <draw:text-box>
            <text:p text:style-name="P2"><text:span text:style-name="T1">Tools</text:span></text:p>
          </draw:text-box>
        </draw:frame>
        <draw:custom-shape draw:style-name="gr3" draw:text-style-name="P1" draw:layer="layout" svg:width="4.3cm" svg:height="4.3cm" svg:x="0.2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cm" svg:height="4.3cm" svg:x="4.901cm" svg:y="2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cm" svg:height="4.3cm" svg:x="9.601cm" svg:y="2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cm" svg:height="4.3cm" svg:x="14.302cm" svg:y="2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ve Ya Like A Sister" svg:font-family="'Love Ya Like A Sis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75cm" fo:page-height="6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06:19.375852872</meta:creation-date>
    <dc:date>2021-02-10T14:29:10.823121100</dc:date>
    <meta:editing-duration>PT11M56S</meta:editing-duration>
    <meta:editing-cycles>2</meta:editing-cycles>
    <meta:generator>LibreOffice/6.4.6.2$Linux_X86_64 LibreOffice_project/40$Build-2</meta:generator>
    <meta:document-statistic meta:object-count="9"/>
  </office:meta>
</office:document-meta>
</file>